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ame:<text:tab/>Sneak Around</text:p>
      <text:p text:style-name="Standard"/>
      <text:p text:style-name="Standard">-evade/sneak past enemies</text:p>
      <text:p text:style-name="Standard">-escape from the puzzle/survive</text:p>
      <text:p text:style-name="Standard">-intence sneaking action</text:p>
      <text:p text:style-name="Standard">-ulkoasu , sneaking action , puzzle ways to kill enemies*</text:p>
      <text:p text:style-name="Standard"/>
      <text:p text:style-name="P2">why make it ?</text:p>
      <text:p text:style-name="Standard">-kurssi<text:s/>tehtävä / because I am an artist and a genius and all that I create is art, even my crap.</text:p>
      <text:p text:style-name="Standard">-selasin steamiä, näin portal 2 alennuksessa, siitä se ajatus sitten lähti</text:p>
      <text:p text:style-name="Standard">-lyhyitä kenttiä(for mobile market)/minä luon sen(sitoo pointtiin, että olen nero)</text:p>
      <text:p text:style-name="Standard"/>
      <text:p text:style-name="P3">kohderyhmä</text:p>
      <text:p text:style-name="Standard">-pulma pelien ystäville, jotka haluavat tappaa aikaa esim in the can tai bussia odotellessa etc</text:p>
      <text:p text:style-name="Standard">-ei myisi jos tekisin lautapelien ystäville</text:p>
      <text:p text:style-name="Standard"/>
      <text:p text:style-name="P4">Menetelmät/valmistus</text:p>
      <text:p text:style-name="Standard">-unity</text:p>
      <text:p text:style-name="Standard">-mobile,pc WHY: <text:s text:c="2"/>unityllä helppo portata ja menekki on suurempaa mobiili puolella<text:s/>(casual crowde)</text:p>
      <text:p text:style-name="Standard">-1. idea 2. models 3. coding 4.textures using unity,blender,paint maybe, free shit nevertheless</text:p>
      <text:p text:style-name="Standard">-kyllä, tarvitsee on/off laitettavat visuaaliset napit kosketus hommaa varten.</text:p>
      <text:p text:style-name="Standard">-me,do ,everything<text:tab/><text:tab/>duh</text:p>
      <text:p text:style-name="Standard">-not much, modelling, valitun koodi<text:s/>kielen tietoa,kyky googlettaa apua</text:p>
      <text:p text:style-name="Standard"/>
      <text:p text:style-name="P5">Avainidea</text:p>
      <text:p text:style-name="Standard">-ei ota itseään liian vakavasti</text:p>
      <text:p text:style-name="Standard">-eri tavat läpäistä kentät,sneaking</text:p>
      <text:p text:style-name="Standard">-not full on shovelwear, but not on level of portal either</text:p>
      <text:p text:style-name="Standard">-muuttaa jo keksittyjä ideoita ja luo oman identiteettinsä</text:p>
      <text:p text:style-name="Standard"/>
      <text:p text:style-name="Standard"/>
      <text:p text:style-name="Standard"/>
      <text:p text:style-name="Standard"/>
      <text:p text:style-name="Standard">Scrapped , ei meine<text:s/>myyntiin , no need for this effort</text:p>
      <text:p text:style-name="Standard">-----------------------------------------------------------------</text:p>
      <text:p text:style-name="Standard">puzzle ways to kill enemies/or pacify = after level 4</text:p>
      <text:p text:style-name="Standard">=</text:p>
      <text:p text:style-name="Standard">-electify,</text:p>
      <text:p text:style-name="Standard">-drop vodka to their path (they will stop there)</text:p>
      <text:p text:style-name="Standard">-radio päälle (liikuttuu ja alkaa saluuttaamaan ja jää paikallee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">models</text:p>
      <text:p text:style-name="Standard">levels 1-3<text:tab/><text:tab/></text:p>
      <text:p text:style-name="Standard">camerat<text:tab/>done</text:p>
      <text:p text:style-name="Standard">enemy<text:tab/><text:tab/>done</text:p>
      <text:p text:style-name="Standard">door<text:tab/><text:tab/>done</text:p>
      <text:p text:style-name="P7"/>
      <text:p text:style-name="P8">coding</text:p>
      <text:p text:style-name="Standard">kamerat<text:tab/></text:p>
      <text:p text:style-name="Standard">enemy<text:tab/></text:p>
      <text:p text:style-name="Standard">door</text:p>
      <text:p text:style-name="Standard"/>
      <text:p text:style-name="P9">textures &amp;<text:s/>ulkoasu</text:p>
      <text:p text:style-name="Standard">title screen<text:tab/><text:tab/>done</text:p>
      <text:p text:style-name="Standard">level pic</text:p>
      <text:p text:style-name="Standard">death screen text<text:tab/>done</text:p>
      <text:p text:style-name="Standard">level<text:tab/><text:tab/><text:tab/>done</text:p>
      <text:p text:style-name="Standard">cams<text:s/><text:tab/><text:tab/><text:tab/>done</text:p>
      <text:p text:style-name="Standard">enemy<text:tab/><text:tab/><text:tab/>done</text:p>
      <text:p text:style-name="Standard">ak texture<text:tab/><text:tab/>don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lén Joni Markus</dc:creator>
    <meta:creation-date>2009-04-16T11:32:00Z</meta:creation-date>
    <dc:date>2016-01-10T08:42:00Z</dc:date>
    <meta:template xlink:href="Normal.dotm" xlink:type="simple"/>
    <meta:editing-cycles>28</meta:editing-cycles>
    <meta:editing-duration>PT576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55" meta:character-count="1712" meta:row-count="12" meta:non-whitespace-character-count="1460"/>
  </office:meta>
</office:document-meta>
</file>